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mily-generic="swiss"/>
    <style:font-face style:name="Arial-BoldMT" svg:font-family="Arial-BoldMT"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BoldMT1" svg:font-family="Arial-BoldMT" style:font-family-generic="swiss" style:font-pitch="variable"/>
    <style:font-face style:name="Liberation Sans" svg:font-family="'Liberation Sans'"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solid" draw:fill-color="#000000"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6.712cm"/>
      <style:paragraph-properties style:writing-mode="lr-tb"/>
    </style:style>
    <style:style style:name="gr3" style:family="graphic" style:parent-style-name="standard">
      <style:graphic-properties svg:stroke-color="#ffffff" draw:fill-color="#ffffff" draw:textarea-horizontal-align="justify" draw:textarea-vertical-align="middle" draw:auto-grow-height="false" fo:min-height="0.258cm" fo:min-width="11.946cm"/>
    </style:style>
    <style:style style:name="gr4" style:family="graphic" style:parent-style-name="standard">
      <style:graphic-properties draw:stroke="none" svg:stroke-color="#ff0000" draw:fill="none" draw:fill-color="#81d41a" draw:textarea-horizontal-align="left" draw:auto-grow-height="true" draw:auto-grow-width="true" fo:min-height="0.712cm" fo:min-width="1.907cm"/>
      <style:paragraph-properties style:writing-mode="lr-tb"/>
    </style:style>
    <style:style style:name="gr5" style:family="graphic" style:parent-style-name="objectwithoutfill">
      <style:graphic-properties svg:stroke-color="#ff0000" draw:marker-end="Arrow" draw:marker-end-width="0.3cm" draw:fill="solid" draw:textarea-vertical-align="middle"/>
    </style:style>
    <style:style style:name="gr6" style:family="graphic" style:parent-style-name="objectwithoutfill">
      <style:graphic-properties svg:stroke-color="#ff0000" draw:marker-end="Arrow" draw:marker-end-width="0.3cm" draw:fill="solid" draw:fill-color="#81d41a" draw:textarea-vertical-align="middle"/>
    </style:style>
    <style:style style:name="gr7" style:family="graphic" style:parent-style-name="objectwithoutfill">
      <style:graphic-properties svg:stroke-color="#ff950e" draw:fill="solid" draw:fill-color="#a7074b" draw:textarea-vertical-align="middle"/>
    </style:style>
    <style:style style:name="gr8" style:family="graphic" style:parent-style-name="objectwithoutfill">
      <style:graphic-properties svg:stroke-color="#ff950e" draw:marker-end="Arrow" draw:marker-end-width="0.3cm" draw:fill="solid" draw:fill-color="#a7074b" draw:textarea-vertical-align="middle"/>
    </style:style>
    <style:style style:name="gr9" style:family="graphic" style:parent-style-name="standard">
      <style:graphic-properties draw:stroke="none" svg:stroke-color="#ff00ff" draw:fill="none" draw:fill-color="#81d41a" draw:textarea-horizontal-align="left" draw:auto-grow-height="true" draw:auto-grow-width="true" fo:min-height="0.712cm" fo:min-width="1.87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svg:stroke-color="#ffffff" draw:fill-color="#ffffff" draw:textarea-horizontal-align="justify" draw:textarea-vertical-align="middle" draw:auto-grow-height="false" fo:min-height="2.266cm" fo:min-width="0.938cm"/>
    </style:style>
    <style:style style:name="gr12" style:family="graphic" style:parent-style-name="standard">
      <style:graphic-properties svg:stroke-color="#ffffff" draw:fill-color="#ffffff" draw:textarea-horizontal-align="justify" draw:textarea-vertical-align="middle" draw:auto-grow-height="false" fo:min-height="15.752cm" fo:min-width="6.61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885cm"/>
      <style:paragraph-properties style:writing-mode="lr-tb"/>
    </style:style>
    <style:style style:name="gr14" style:family="graphic" style:parent-style-name="standard">
      <style:graphic-properties svg:stroke-color="#f0ffff" draw:fill-color="#00ffff" draw:textarea-horizontal-align="justify" draw:textarea-vertical-align="middle" draw:auto-grow-height="false" fo:min-height="16.641cm" fo:min-width="2.929cm"/>
    </style:style>
    <style:style style:name="gr15" style:family="graphic" style:parent-style-name="standard">
      <style:graphic-properties svg:stroke-color="#00ffff" draw:fill-color="#00ffff" draw:textarea-horizontal-align="justify" draw:textarea-vertical-align="middle" draw:auto-grow-height="false" fo:min-height="1.995cm" fo:min-width="1.925cm"/>
    </style:style>
    <style:style style:name="gr16" style:family="graphic" style:parent-style-name="standard">
      <style:graphic-properties svg:stroke-color="#191970" draw:fill-color="#ffff00" draw:auto-grow-height="false" fo:min-height="2.442cm" fo:min-width="9.177cm" fo:wrap-option="no-wrap"/>
    </style:style>
    <style:style style:name="gr17" style:family="graphic" style:parent-style-name="standard">
      <style:graphic-properties draw:stroke="none" svg:stroke-color="#191970" draw:fill="none" draw:fill-color="#191970" draw:textarea-horizontal-align="left" draw:auto-grow-height="true" draw:auto-grow-width="true" fo:min-height="1.423cm" fo:min-width="2.051cm"/>
      <style:paragraph-properties style:writing-mode="lr-tb"/>
    </style:style>
    <style:style style:name="gr18" style:family="graphic" style:parent-style-name="objectwithoutfill">
      <style:graphic-properties svg:stroke-color="#ff00ff" draw:marker-end="Arrow" draw:marker-end-width="0.3cm" draw:fill="solid" draw:fill-color="#a7074b" draw:textarea-vertical-align="middle"/>
    </style:style>
    <style:style style:name="gr19" style:family="graphic" style:parent-style-name="standard">
      <style:graphic-properties svg:stroke-color="#ff420e" draw:fill-color="#ff420e" draw:textarea-horizontal-align="justify" draw:textarea-vertical-align="middle" draw:auto-grow-height="false" fo:min-height="0.893cm" fo:min-width="2.929cm"/>
    </style:style>
    <style:style style:name="gr20" style:family="graphic" style:parent-style-name="standard">
      <style:graphic-properties svg:stroke-color="#000000" draw:fill-color="#000000" draw:textarea-horizontal-align="justify" draw:textarea-vertical-align="middle" draw:auto-grow-height="false" fo:min-height="0.893cm" fo:min-width="2.928cm"/>
    </style:style>
    <style:style style:name="gr21" style:family="graphic" style:parent-style-name="standard">
      <style:graphic-properties draw:stroke="none" svg:stroke-color="#ff0000" draw:fill="none" draw:fill-color="#81d41a" draw:textarea-horizontal-align="left" draw:auto-grow-height="true" draw:auto-grow-width="true" fo:min-height="0.712cm" fo:min-width="4.447cm"/>
      <style:paragraph-properties style:writing-mode="lr-tb"/>
    </style:style>
    <style:style style:name="gr22" style:family="graphic" style:parent-style-name="objectwithoutfill">
      <style:graphic-properties svg:stroke-color="#c5000b" draw:marker-end="Arrow" draw:marker-end-width="0.3cm" draw:fill="solid" draw:textarea-vertical-align="middle"/>
    </style:style>
    <style:style style:name="gr23" style:family="graphic" style:parent-style-name="objectwithoutfill">
      <style:graphic-properties svg:stroke-color="#c5000b" draw:marker-end="Arrow" draw:marker-end-width="0.3cm" draw:fill="solid" draw:fill-color="#ffff00"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7.347cm"/>
      <style:paragraph-properties style:writing-mode="lr-tb"/>
    </style:style>
    <style:style style:name="gr25" style:family="graphic" style:parent-style-name="standard">
      <style:graphic-properties draw:stroke="none" svg:stroke-color="#000000" draw:fill="none" draw:fill-color="#ffffff" fo:min-height="1.153cm"/>
      <style:paragraph-properties style:writing-mode="lr-tb"/>
    </style:style>
    <style:style style:name="gr26" style:family="graphic" style:parent-style-name="objectwithoutfill">
      <style:graphic-properties svg:stroke-width="0.102cm" svg:stroke-color="#000000" draw:marker-start-width="0.352cm" draw:marker-end-width="0.352cm" draw:fill="solid" draw:textarea-vertical-align="middle" fo:padding-top="0.175cm" fo:padding-bottom="0.175cm" fo:padding-left="0.3cm" fo:padding-right="0.3cm"/>
    </style:style>
    <style:style style:name="gr27" style:family="graphic" style:parent-style-name="objectwithoutfill">
      <style:graphic-properties svg:stroke-width="0.051cm" draw:marker-start-width="0.276cm" draw:marker-end-width="0.276cm" draw:fill="solid" draw:textarea-vertical-align="middle" fo:padding-top="0.15cm" fo:padding-bottom="0.15cm" fo:padding-left="0.275cm" fo:padding-right="0.275cm"/>
    </style:style>
    <style:style style:name="gr28"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29" style:family="graphic" style:parent-style-name="standard">
      <style:graphic-properties draw:stroke="none" svg:stroke-color="#ff0000" draw:fill="none" draw:fill-color="#81d41a" draw:textarea-horizontal-align="left" draw:auto-grow-height="true" draw:auto-grow-width="true" fo:min-height="0.712cm" fo:min-width="1.659cm"/>
      <style:paragraph-properties style:writing-mode="lr-tb"/>
    </style:style>
    <style:style style:name="gr30" style:family="graphic" style:parent-style-name="standard">
      <style:graphic-properties draw:stroke="none" svg:stroke-color="#ff0000" draw:fill="none" draw:fill-color="#81d41a" draw:textarea-horizontal-align="left" draw:auto-grow-height="true" draw:auto-grow-width="true" fo:min-height="0.712cm" fo:min-width="0.98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none" fo:min-height="0.713cm"/>
      <style:paragraph-properties style:writing-mode="lr-tb"/>
    </style:style>
    <style:style style:name="gr3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co1" style:family="table-column">
      <style:table-column-properties style:column-width="2.91cm" style:use-optimal-column-width="false"/>
    </style:style>
    <style:style style:name="co2" style:family="table-column">
      <style:table-column-properties style:column-width="2.81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loext:graphic-properties draw:fill-color="#e8e8e8" draw:textarea-vertical-align="middle"/>
      <style:paragraph-properties fo:text-align="center" fo:border="0.03pt solid #000000"/>
      <style:text-properties style:font-name="Arial" fo:font-size="26pt" fo:font-weight="bold" style:font-size-asian="26pt" style:font-weight-asian="bold" style:font-size-complex="26pt" style:font-weight-complex="bold"/>
    </style:style>
    <style:style style:name="P1" style:family="paragraph">
      <loext:graphic-properties draw:fill="solid" draw:fill-color="#000000"/>
      <style:paragraph-properties fo:text-align="center"/>
    </style:style>
    <style:style style:name="P2" style:family="paragraph">
      <loext:graphic-properties draw:fill="none" draw:fill-color="#ffffff"/>
      <style:paragraph-properties style:writing-mode="lr-tb"/>
      <style:text-properties fo:color="#000000" fo:font-weight="bold" fo:background-color="#ffff00" style:font-weight-asian="bold" style:font-weight-complex="bold"/>
    </style:style>
    <style:style style:name="P3" style:family="paragraph">
      <loext:graphic-properties draw:fill-color="#ffffff"/>
      <style:paragraph-properties fo:text-align="center"/>
    </style:style>
    <style:style style:name="P4" style:family="paragraph">
      <loext:graphic-properties draw:fill="none" draw:fill-color="#81d41a"/>
      <style:paragraph-properties style:writing-mode="lr-tb"/>
      <style:text-properties fo:color="#000000" fo:font-size="18pt" fo:font-weight="bold" fo:background-color="#fff8dc" style:font-weight-asian="bold" style:font-weight-complex="bold"/>
    </style:style>
    <style:style style:name="P5" style:family="paragraph">
      <loext:graphic-properties draw:fill="solid"/>
      <style:paragraph-properties fo:text-align="center"/>
    </style:style>
    <style:style style:name="P6" style:family="paragraph">
      <loext:graphic-properties draw:fill="solid" draw:fill-color="#81d41a"/>
      <style:paragraph-properties fo:text-align="center"/>
    </style:style>
    <style:style style:name="P7" style:family="paragraph">
      <loext:graphic-properties draw:fill="solid" draw:fill-color="#a7074b"/>
      <style:paragraph-properties fo:text-align="center"/>
    </style:style>
    <style:style style:name="P8" style:family="paragraph">
      <loext:graphic-properties draw:fill="none" draw:fill-color="#81d41a"/>
      <style:paragraph-properties style:writing-mode="lr-tb"/>
      <style:text-properties fo:color="#ffffff" style:font-name="Arial" fo:font-size="18pt" fo:font-weight="bold" fo:background-color="#ff00ff" style:font-weight-asian="bold" style:font-weight-complex="bold"/>
    </style:style>
    <style:style style:name="P9" style:family="paragraph">
      <style:text-properties fo:color="#0000cd" style:font-name="Arial" fo:font-weight="bold" style:font-weight-asian="bold" style:font-weight-complex="bold"/>
    </style:style>
    <style:style style:name="P10" style:family="paragraph">
      <loext:graphic-properties draw:fill="none" draw:fill-color="#ffffff"/>
      <style:text-properties fo:color="#0000cd" style:font-name="Arial" fo:font-weight="bold" style:font-weight-asian="bold" style:font-weight-complex="bold"/>
    </style:style>
    <style:style style:name="P11" style:family="paragraph">
      <loext:graphic-properties draw:fill="none" draw:fill-color="#81d41a"/>
      <style:paragraph-properties style:writing-mode="lr-tb"/>
      <style:text-properties fo:color="#000000" fo:font-size="18pt" fo:font-weight="bold" fo:background-color="#81d41a" style:font-weight-asian="bold" style:font-weight-complex="bold"/>
    </style:style>
    <style:style style:name="P12" style:family="paragraph">
      <loext:graphic-properties draw:fill="none" draw:fill-color="#ffffff"/>
      <style:paragraph-properties style:writing-mode="lr-tb"/>
      <style:text-properties style:font-name="Arial" fo:font-weight="bold" fo:background-color="#bbe33d" style:font-weight-asian="bold" style:font-weight-complex="bold"/>
    </style:style>
    <style:style style:name="P13" style:family="paragraph">
      <loext:graphic-properties draw:fill-color="#00ffff"/>
      <style:paragraph-properties fo:text-align="center"/>
    </style:style>
    <style:style style:name="P14" style:family="paragraph">
      <loext:graphic-properties draw:fill-color="#ffff00"/>
    </style:style>
    <style:style style:name="P15" style:family="paragraph">
      <style:paragraph-properties style:text-autospace="none"/>
    </style:style>
    <style:style style:name="P16" style:family="paragraph">
      <loext:graphic-properties draw:fill="none" draw:fill-color="#191970"/>
      <style:paragraph-properties style:writing-mode="lr-tb"/>
      <style:text-properties fo:color="#ffffff" style:font-name="Arial" fo:font-size="18pt" fo:font-weight="bold" fo:background-color="#ff00ff" style:font-weight-asian="bold" style:font-weight-complex="bold"/>
    </style:style>
    <style:style style:name="P17" style:family="paragraph">
      <loext:graphic-properties draw:fill-color="#ff420e"/>
      <style:paragraph-properties fo:text-align="center"/>
    </style:style>
    <style:style style:name="P18" style:family="paragraph">
      <loext:graphic-properties draw:fill-color="#000000"/>
      <style:paragraph-properties fo:text-align="center"/>
    </style:style>
    <style:style style:name="P19" style:family="paragraph">
      <loext:graphic-properties draw:fill="solid" draw:fill-color="#ffff00"/>
      <style:paragraph-properties fo:text-align="center"/>
    </style:style>
    <style:style style:name="P20" style:family="paragraph">
      <loext:graphic-properties draw:fill="none" draw:fill-color="#ffffff"/>
      <style:paragraph-properties style:writing-mode="lr-tb"/>
      <style:text-properties fo:color="#000000" fo:font-weight="bold" fo:background-color="#81d41a" style:font-weight-asian="bold" style:font-weight-complex="bold"/>
    </style:style>
    <style:style style:name="P21" style:family="paragraph">
      <style:paragraph-properties fo:text-align="center"/>
      <style:text-properties style:font-name="Arial" fo:font-size="26pt" fo:font-weight="bold" style:font-size-asian="26pt" style:font-weight-asian="bold" style:font-size-complex="26pt" style:font-weight-complex="bold"/>
    </style:style>
    <style:style style:name="P22" style:family="paragraph">
      <style:text-properties style:font-name="Arial" fo:font-size="26pt" fo:background-color="#ffd700" style:font-size-asian="26pt" style:font-size-complex="26pt"/>
    </style:style>
    <style:style style:name="P23" style:family="paragraph">
      <loext:graphic-properties draw:fill="none" draw:fill-color="#ffffff"/>
      <style:text-properties style:font-name="Arial" fo:font-size="26pt" fo:background-color="#ffd700" style:font-size-asian="26pt" style:font-size-complex="26pt"/>
    </style:style>
    <style:style style:name="P24" style:family="paragraph">
      <style:text-properties style:font-name="Arial" fo:font-size="26pt" fo:font-weight="bold" style:font-size-asian="26pt" style:font-weight-asian="bold" style:font-size-complex="26pt" style:font-weight-complex="bold"/>
    </style:style>
    <style:style style:name="P25" style:family="paragraph">
      <loext:graphic-properties draw:fill="none" draw:fill-color="#ffffff"/>
      <style:text-properties style:font-name="Arial" fo:font-size="26pt" fo:font-weight="bold" style:font-size-asian="26pt" style:font-weight-asian="bold" style:font-size-complex="26pt" style:font-weight-complex="bold"/>
    </style:style>
    <style:style style:name="P26" style:family="paragraph">
      <style:paragraph-properties fo:text-align="center"/>
    </style:style>
    <style:style style:name="P27" style:family="paragraph">
      <style:text-properties fo:color="#ffffff" fo:background-color="#006400"/>
    </style:style>
    <style:style style:name="P28" style:family="paragraph">
      <loext:graphic-properties draw:fill="none" draw:fill-color="#81d41a"/>
      <style:paragraph-properties style:writing-mode="lr-tb"/>
      <style:text-properties fo:color="#ffffff" fo:font-size="18pt" fo:font-weight="bold" fo:background-color="#006400" style:font-weight-asian="bold" style:font-weight-complex="bold"/>
    </style:style>
    <style:style style:name="P29" style:family="paragraph">
      <style:text-properties fo:color="#0000cd"/>
    </style:style>
    <style:style style:name="P30" style:family="paragraph">
      <loext:graphic-properties draw:fill="none" draw:fill-color="#81d41a"/>
      <style:paragraph-properties style:writing-mode="lr-tb"/>
      <style:text-properties fo:color="#0000cd" fo:font-size="18pt" fo:font-weight="bold" fo:background-color="#fff8dc" style:font-weight-asian="bold" style:font-weight-complex="bold"/>
    </style:style>
    <style:style style:name="P31" style:family="paragraph">
      <style:text-properties fo:color="#000000" style:font-name="Arial" fo:background-color="#00fa9a"/>
    </style:style>
    <style:style style:name="P32" style:family="paragraph">
      <loext:graphic-properties draw:fill="none" draw:fill-color="#81d41a"/>
      <style:paragraph-properties style:writing-mode="lr-tb"/>
      <style:text-properties fo:color="#000000" style:font-name="Arial" fo:font-size="18pt" fo:font-weight="bold" fo:background-color="#00fa9a" style:font-weight-asian="bold" style:font-weight-complex="bold"/>
    </style:style>
    <style:style style:name="P33" style:family="paragraph">
      <loext:graphic-properties draw:fill="none" draw:fill-color="#ffffff"/>
    </style:style>
    <style:style style:name="P34" style:family="paragraph">
      <style:text-properties fo:font-size="13pt" style:font-size-asian="13pt" style:font-size-complex="13pt"/>
    </style:style>
    <style:style style:name="P35" style:family="paragraph">
      <loext:graphic-properties draw:fill="none"/>
      <style:text-properties fo:font-size="13pt" style:font-size-asian="13pt" style:font-size-complex="13pt"/>
    </style:style>
    <style:style style:name="P36"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3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T1" style:family="text">
      <style:text-properties fo:color="#000000" fo:font-weight="bold" fo:background-color="#ffff00" style:font-weight-asian="bold" style:font-weight-complex="bold"/>
    </style:style>
    <style:style style:name="T2" style:family="text">
      <style:text-properties fo:color="#000000" fo:font-size="18pt" fo:font-weight="bold" fo:background-color="#fff8dc" style:font-weight-asian="bold" style:font-weight-complex="bold"/>
    </style:style>
    <style:style style:name="T3" style:family="text">
      <style:text-properties fo:color="#ffffff" style:font-name="Arial" fo:font-size="18pt" fo:font-weight="bold" fo:background-color="#ff00ff" style:font-weight-asian="bold" style:font-weight-complex="bold"/>
    </style:style>
    <style:style style:name="T4" style:family="text">
      <style:text-properties fo:color="#0000cd" style:font-name="Arial" fo:font-weight="bold" style:font-weight-asian="bold" style:font-weight-complex="bold"/>
    </style:style>
    <style:style style:name="T5" style:family="text">
      <style:text-properties fo:color="#000000" fo:font-size="18pt" fo:font-weight="bold" fo:background-color="#81d41a" style:font-weight-asian="bold" style:font-weight-complex="bold"/>
    </style:style>
    <style:style style:name="T6" style:family="text">
      <style:text-properties style:font-name="Arial" fo:font-weight="bold" fo:background-color="#bbe33d" style:font-weight-asian="bold" style:font-weight-complex="bold"/>
    </style:style>
    <style:style style:name="T7" style:family="text">
      <style:text-properties fo:font-variant="normal" fo:text-transform="none" fo:color="#ffffff" style:text-outline="false" style:text-line-through-style="none" style:text-line-through-type="none" style:font-name="Arial" fo:font-size="18pt" fo:font-style="normal" fo:text-shadow="none" style:text-underline-style="none" fo:font-weight="bold" style:letter-kerning="true" fo:background-color="#ff00ff" style:font-name-asian="Arial-BoldMT" style:font-size-asian="16pt" style:font-style-asian="normal" style:font-weight-asian="bold" style:font-name-complex="Arial-BoldMT" style:font-size-complex="16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Arial-BoldMT" fo:font-size="18pt" fo:font-style="normal" fo:text-shadow="none" style:text-underline-style="none" fo:font-weight="bold" style:letter-kerning="true" fo:background-color="#fff8dc" style:font-name-asian="Arial-BoldMT" style:font-size-asian="16pt" style:font-style-asian="normal" style:font-weight-asian="bold" style:font-name-complex="Arial-BoldMT" style:font-size-complex="16pt" style:font-style-complex="normal" style:font-weight-complex="bold" style:text-emphasize="none" style:font-relief="none" style:text-overline-style="none" style:text-overline-color="font-color"/>
    </style:style>
    <style:style style:name="T9" style:family="text">
      <style:text-properties fo:color="#000000" fo:font-weight="bold" fo:background-color="#81d41a" style:font-weight-asian="bold" style:font-weight-complex="bold"/>
    </style:style>
    <style:style style:name="T10" style:family="text">
      <style:text-properties style:font-name="Arial" fo:font-size="26pt" fo:background-color="#ffd700" style:font-size-asian="26pt" style:font-size-complex="26pt"/>
    </style:style>
    <style:style style:name="T11" style:family="text">
      <style:text-properties style:font-name="Arial" fo:font-size="26pt" fo:font-weight="bold" style:font-size-asian="26pt" style:font-weight-asian="bold" style:font-size-complex="26pt" style:font-weight-complex="bold"/>
    </style:style>
    <style:style style:name="T12" style:family="text">
      <style:text-properties fo:color="#ffffff" fo:font-size="18pt" fo:font-weight="bold" fo:background-color="#006400" style:font-weight-asian="bold" style:font-weight-complex="bold"/>
    </style:style>
    <style:style style:name="T13" style:family="text">
      <style:text-properties fo:color="#0000cd" fo:font-size="18pt" fo:font-weight="bold" fo:background-color="#fff8dc" style:font-weight-asian="bold" style:font-weight-complex="bold"/>
    </style:style>
    <style:style style:name="T14" style:family="text">
      <style:text-properties fo:color="#000000" style:font-name="Arial" fo:font-size="18pt" fo:font-weight="bold" fo:background-color="#00fa9a" style:font-weight-asian="bold" style:font-weight-complex="bold"/>
    </style:style>
    <style:style style:name="T15" style:family="text">
      <style:text-properties fo:font-size="13pt" style:font-size-asian="13pt" style:font-size-complex="13pt"/>
    </style:style>
    <style:style style:name="T16" style:family="text">
      <style:text-properties fo:font-size="13pt" fo:language="en" fo:country="US" style:font-size-asian="13pt" style:language-asian="en" style:country-asian="US" style:font-size-complex="13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7.389cm" svg:height="15.572cm" draw:transform="rotate (2.215870018332) translate (10.3410742043433cm 22.6695135280488cm)" svg:viewBox="0 0 17390 15573" svg:d="M9422 7633c474-145 937-5 1405 23 354 21 670 212 974 378 312 171 671 157 997 266 327 109 654 228 985 320 319 89 654 169 986 64 327-103 705-56 997-251 334-223 640-500 879-825 248-338 529-666 699-1057 144-331-64-720-417-863-324-131-629-261-955-363-327-102-670-156-996-265-517-172-1041 56-1549 127-475 67-881 334-1307 535-437 207-813 499-1199 777-285 206-581 388-904 515-217 86-817 319-826-233-5-346-283-632-323-987-56-482-436-833-587-1281-145-431-194-915-493-1276-237-286-282-661-381-997-137-470-102-1044-472-1390-293-273-189-930-691-842-327 58-629 250-894 458-377 297-894 499-1101 949-130 282-158 579 4 939 198 440 421 770 627 1183 157 313 308 613 531 884 208 252 403 518 624 759 251 276 608 429 840 730 202 262 511 370 763 574 213 173 478 291 644 517 170 232 757 569-124 681-502 65-940-87-1394-208-408-110-793-304-1202-420-508-143-960-430-1409-704-265-162-493-400-789-497-963-316-1765-948-2739-1254-682-214-147 470-414 722-259 244-270 736-85 1100 162 320 433 489 624 760 215 305 426 621 695 878 237 227 520 393 831 528 307 133 608 292 934 347 319 54 613 186 944 162 345-24 706 0 1033-127 341-132 698-11 1043-55 405-52 798-146 1203-226 333-65 801-643 1079-189 337 550 24 1170-85 1745-82 427-249 836-337 1264-90 435 164 826 230 1240 80 505 413 921 736 1296 288 334 566 667 892 963 301 273 700 420 1082 491 367 69 922 193 1116-194 230-455 49-1013 44-1518-5-544-229-1054-487-1498-242-415-520-814-815-1194-282-365-447-774-664-1178-153-286-195-612-313-914-114-289-359-518-448-822l-145-237 52-284 176-62z">
          <text:p/>
        </draw:path>
        <draw:frame draw:style-name="gr2" draw:text-style-name="P2" draw:layer="layout" svg:width="7.212cm" svg:height="0.962cm" svg:x="7.631cm" svg:y="20.05cm">
          <draw:text-box>
            <text:p><text:span text:style-name="T1">Cromossomo diplóide</text:span></text:p>
          </draw:text-box>
        </draw:frame>
      </draw:page>
      <draw:page draw:name="page2" draw:style-name="dp1" draw:master-page-name="Default">
        <draw:path draw:style-name="gr1" draw:text-style-name="P1" draw:layer="layout" svg:width="17.389cm" svg:height="15.572cm" draw:transform="rotate (2.215870018332) translate (10.3500742043433cm 22.6695135280488cm)" svg:viewBox="0 0 17390 15573" svg:d="M9422 7633c474-145 937-5 1405 23 354 21 670 212 974 378 312 171 671 157 997 266 327 109 654 228 985 320 319 89 654 169 986 64 327-103 705-56 997-251 334-223 640-500 879-825 248-338 529-666 699-1057 144-331-64-720-417-863-324-131-629-261-955-363-327-102-670-156-996-265-517-172-1041 56-1549 127-475 67-881 334-1307 535-437 207-813 499-1199 777-285 206-581 388-904 515-217 86-817 319-826-233-5-346-283-632-323-987-56-482-436-833-587-1281-145-431-194-915-493-1276-237-286-282-661-381-997-137-470-102-1044-472-1390-293-273-189-930-691-842-327 58-629 250-894 458-377 297-894 499-1101 949-130 282-158 579 4 939 198 440 421 770 627 1183 157 313 308 613 531 884 208 252 403 518 624 759 251 276 608 429 840 730 202 262 511 370 763 574 213 173 478 291 644 517 170 232 757 569-124 681-502 65-940-87-1394-208-408-110-793-304-1202-420-508-143-960-430-1409-704-265-162-493-400-789-497-963-316-1765-948-2739-1254-682-214-147 470-414 722-259 244-270 736-85 1100 162 320 433 489 624 760 215 305 426 621 695 878 237 227 520 393 831 528 307 133 608 292 934 347 319 54 613 186 944 162 345-24 706 0 1033-127 341-132 698-11 1043-55 405-52 798-146 1203-226 333-65 801-643 1079-189 337 550 24 1170-85 1745-82 427-249 836-337 1264-90 435 164 826 230 1240 80 505 413 921 736 1296 288 334 566 667 892 963 301 273 700 420 1082 491 367 69 922 193 1116-194 230-455 49-1013 44-1518-5-544-229-1054-487-1498-242-415-520-814-815-1194-282-365-447-774-664-1178-153-286-195-612-313-914-114-289-359-518-448-822l-145-237 52-284 176-62z">
          <text:p/>
        </draw:path>
        <draw:custom-shape draw:style-name="gr3" draw:text-style-name="P3" draw:layer="layout" svg:width="12.446cm" svg:height="0.508cm" svg:x="4.429cm" svg:y="6.334cm">
          <text:p/>
          <draw:enhanced-geometry svg:viewBox="0 0 21600 21600" draw:type="rectangle" draw:enhanced-path="M 0 0 L 21600 0 21600 21600 0 21600 0 0 Z N"/>
        </draw:custom-shape>
        <draw:frame draw:style-name="gr4" draw:text-style-name="P4" draw:layer="layout" svg:width="2.407cm" svg:height="0.962cm" svg:x="9.509cm" svg:y="2.524cm">
          <draw:text-box>
            <text:p><text:span text:style-name="T2">Alelos</text:span></text:p>
          </draw:text-box>
        </draw:frame>
        <draw:line draw:style-name="gr5" draw:text-style-name="P5" draw:layer="layout" svg:x1="10.144cm" svg:y1="3.54cm" svg:x2="8.874cm" svg:y2="6.461cm">
          <text:p/>
        </draw:line>
        <draw:line draw:style-name="gr6" draw:text-style-name="P6" draw:layer="layout" svg:x1="11.033cm" svg:y1="3.54cm" svg:x2="12.938cm" svg:y2="6.461cm">
          <text:p/>
        </draw:line>
        <draw:frame draw:style-name="gr2" draw:text-style-name="P2" draw:layer="layout" svg:width="7.212cm" svg:height="0.962cm" svg:x="7.631cm" svg:y="20.05cm">
          <draw:text-box>
            <text:p><text:span text:style-name="T1">Cromossomo diplóide</text:span></text:p>
          </draw:text-box>
        </draw:frame>
        <draw:line draw:style-name="gr7" draw:text-style-name="P7" draw:layer="layout" svg:x1="4.175cm" svg:y1="6.08cm" svg:x2="16.875cm" svg:y2="5.953cm">
          <text:p/>
        </draw:line>
        <draw:line draw:style-name="gr7" draw:text-style-name="P7" draw:layer="layout" svg:x1="4.175cm" svg:y1="7.223cm" svg:x2="16.875cm" svg:y2="7.096cm">
          <text:p/>
        </draw:line>
        <draw:line draw:style-name="gr7" draw:text-style-name="P7" draw:layer="layout" svg:x1="4.194cm" svg:y1="7.25cm" svg:x2="4.202cm" svg:y2="6.08cm">
          <text:p/>
        </draw:line>
        <draw:line draw:style-name="gr7" draw:text-style-name="P7" draw:layer="layout" svg:x1="16.867cm" svg:y1="7.123cm" svg:x2="16.875cm" svg:y2="5.953cm">
          <text:p/>
        </draw:line>
        <draw:line draw:style-name="gr8" draw:text-style-name="P7" draw:layer="layout" svg:x1="3.794cm" svg:y1="9.382cm" svg:x2="4.429cm" svg:y2="7.477cm">
          <text:p/>
        </draw:line>
        <draw:frame draw:style-name="gr9" draw:text-style-name="P8" draw:layer="layout" svg:width="2.373cm" svg:height="0.962cm" svg:x="2.524cm" svg:y="9.517cm">
          <draw:text-box>
            <text:p><text:span text:style-name="T3">Locus</text:span></text:p>
          </draw:text-box>
        </draw:frame>
      </draw:page>
      <draw:page draw:name="page3" draw:style-name="dp1" draw:master-page-name="Default">
        <draw:path draw:style-name="gr1" draw:text-style-name="P1" draw:layer="layout" svg:width="17.389cm" svg:height="15.572cm" draw:transform="rotate (2.215870018332) translate (10.3500742043433cm 22.6695135280488cm)" svg:viewBox="0 0 17390 15573" svg:d="M9422 7633c474-145 937-5 1405 23 354 21 670 212 974 378 312 171 671 157 997 266 327 109 654 228 985 320 319 89 654 169 986 64 327-103 705-56 997-251 334-223 640-500 879-825 248-338 529-666 699-1057 144-331-64-720-417-863-324-131-629-261-955-363-327-102-670-156-996-265-517-172-1041 56-1549 127-475 67-881 334-1307 535-437 207-813 499-1199 777-285 206-581 388-904 515-217 86-817 319-826-233-5-346-283-632-323-987-56-482-436-833-587-1281-145-431-194-915-493-1276-237-286-282-661-381-997-137-470-102-1044-472-1390-293-273-189-930-691-842-327 58-629 250-894 458-377 297-894 499-1101 949-130 282-158 579 4 939 198 440 421 770 627 1183 157 313 308 613 531 884 208 252 403 518 624 759 251 276 608 429 840 730 202 262 511 370 763 574 213 173 478 291 644 517 170 232 757 569-124 681-502 65-940-87-1394-208-408-110-793-304-1202-420-508-143-960-430-1409-704-265-162-493-400-789-497-963-316-1765-948-2739-1254-682-214-147 470-414 722-259 244-270 736-85 1100 162 320 433 489 624 760 215 305 426 621 695 878 237 227 520 393 831 528 307 133 608 292 934 347 319 54 613 186 944 162 345-24 706 0 1033-127 341-132 698-11 1043-55 405-52 798-146 1203-226 333-65 801-643 1079-189 337 550 24 1170-85 1745-82 427-249 836-337 1264-90 435 164 826 230 1240 80 505 413 921 736 1296 288 334 566 667 892 963 301 273 700 420 1082 491 367 69 922 193 1116-194 230-455 49-1013 44-1518-5-544-229-1054-487-1498-242-415-520-814-815-1194-282-365-447-774-664-1178-153-286-195-612-313-914-114-289-359-518-448-822l-145-237 52-284 176-62z">
          <text:p/>
        </draw:path>
        <draw:custom-shape draw:style-name="gr3" draw:text-style-name="P3" draw:layer="layout" svg:width="12.446cm" svg:height="0.508cm" svg:x="4.429cm" svg:y="6.334cm">
          <text:p/>
          <draw:enhanced-geometry svg:viewBox="0 0 21600 21600" draw:type="rectangle" draw:enhanced-path="M 0 0 L 21600 0 21600 21600 0 21600 0 0 Z N"/>
        </draw:custom-shape>
        <draw:frame draw:style-name="gr4" draw:text-style-name="P4" draw:layer="layout" svg:width="2.407cm" svg:height="0.962cm" svg:x="9.509cm" svg:y="2.524cm">
          <draw:text-box>
            <text:p><text:span text:style-name="T2">Alelos</text:span></text:p>
          </draw:text-box>
        </draw:frame>
        <draw:line draw:style-name="gr5" draw:text-style-name="P5" draw:layer="layout" svg:x1="10.144cm" svg:y1="3.54cm" svg:x2="8.874cm" svg:y2="6.461cm">
          <text:p/>
        </draw:line>
        <draw:line draw:style-name="gr6" draw:text-style-name="P6" draw:layer="layout" svg:x1="11.033cm" svg:y1="3.54cm" svg:x2="12.938cm" svg:y2="6.461cm">
          <text:p/>
        </draw:line>
        <draw:frame draw:style-name="gr2" draw:text-style-name="P2" draw:layer="layout" svg:width="7.212cm" svg:height="0.962cm" svg:x="7.631cm" svg:y="20.05cm">
          <draw:text-box>
            <text:p><text:span text:style-name="T1">Cromossomo diplóide</text:span></text:p>
          </draw:text-box>
        </draw:frame>
        <draw:line draw:style-name="gr7" draw:text-style-name="P7" draw:layer="layout" svg:x1="3.921cm" svg:y1="6.08cm" svg:x2="17.383cm" svg:y2="5.953cm">
          <text:p/>
        </draw:line>
        <draw:line draw:style-name="gr7" draw:text-style-name="P7" draw:layer="layout" svg:x1="3.921cm" svg:y1="7.323cm" svg:x2="17.383cm" svg:y2="7.196cm">
          <text:p/>
        </draw:line>
        <draw:line draw:style-name="gr7" draw:text-style-name="P7" draw:layer="layout" svg:x1="3.921cm" svg:y1="7.35cm" svg:x2="3.902cm" svg:y2="6.08cm">
          <text:p/>
        </draw:line>
        <draw:line draw:style-name="gr7" draw:text-style-name="P7" draw:layer="layout" svg:x1="17.375cm" svg:y1="7.223cm" svg:x2="17.375cm" svg:y2="5.953cm">
          <text:p/>
        </draw:line>
        <draw:line draw:style-name="gr8" draw:text-style-name="P7" draw:layer="layout" svg:x1="3.794cm" svg:y1="9.382cm" svg:x2="4.429cm" svg:y2="7.477cm">
          <text:p/>
        </draw:line>
        <draw:frame draw:style-name="gr9" draw:text-style-name="P8" draw:layer="layout" svg:width="2.373cm" svg:height="0.962cm" svg:x="2.524cm" svg:y="9.517cm">
          <draw:text-box>
            <text:p><text:span text:style-name="T3">Locus</text:span></text:p>
          </draw:text-box>
        </draw:frame>
        <draw:frame draw:style-name="gr10" draw:text-style-name="P10" draw:layer="measurelines" svg:width="0.959cm" svg:height="0.962cm" svg:x="3.921cm" svg:y="6.207cm">
          <draw:text-box>
            <text:p text:style-name="P9"><text:span text:style-name="T4">A</text:span></text:p>
          </draw:text-box>
        </draw:frame>
        <draw:frame draw:style-name="gr10" draw:text-style-name="P10" draw:layer="measurelines" svg:width="0.853cm" svg:height="0.962cm" svg:x="16.367cm" svg:y="6.08cm">
          <draw:text-box>
            <text:p text:style-name="P9"><text:span text:style-name="T4">a</text:span></text:p>
          </draw:text-box>
        </draw:frame>
      </draw:page>
      <draw:page draw:name="page4" draw:style-name="dp1" draw:master-page-name="Default">
        <draw:path draw:style-name="gr1" draw:text-style-name="P1" draw:layer="layout" svg:width="17.389cm" svg:height="15.572cm" draw:transform="rotate (2.215870018332) translate (10.3410742043433cm 22.6695135280488cm)" svg:viewBox="0 0 17390 15573" svg:d="M9422 7633c474-145 937-5 1405 23 354 21 670 212 974 378 312 171 671 157 997 266 327 109 654 228 985 320 319 89 654 169 986 64 327-103 705-56 997-251 334-223 640-500 879-825 248-338 529-666 699-1057 144-331-64-720-417-863-324-131-629-261-955-363-327-102-670-156-996-265-517-172-1041 56-1549 127-475 67-881 334-1307 535-437 207-813 499-1199 777-285 206-581 388-904 515-217 86-817 319-826-233-5-346-283-632-323-987-56-482-436-833-587-1281-145-431-194-915-493-1276-237-286-282-661-381-997-137-470-102-1044-472-1390-293-273-189-930-691-842-327 58-629 250-894 458-377 297-894 499-1101 949-130 282-158 579 4 939 198 440 421 770 627 1183 157 313 308 613 531 884 208 252 403 518 624 759 251 276 608 429 840 730 202 262 511 370 763 574 213 173 478 291 644 517 170 232 757 569-124 681-502 65-940-87-1394-208-408-110-793-304-1202-420-508-143-960-430-1409-704-265-162-493-400-789-497-963-316-1765-948-2739-1254-682-214-147 470-414 722-259 244-270 736-85 1100 162 320 433 489 624 760 215 305 426 621 695 878 237 227 520 393 831 528 307 133 608 292 934 347 319 54 613 186 944 162 345-24 706 0 1033-127 341-132 698-11 1043-55 405-52 798-146 1203-226 333-65 801-643 1079-189 337 550 24 1170-85 1745-82 427-249 836-337 1264-90 435 164 826 230 1240 80 505 413 921 736 1296 288 334 566 667 892 963 301 273 700 420 1082 491 367 69 922 193 1116-194 230-455 49-1013 44-1518-5-544-229-1054-487-1498-242-415-520-814-815-1194-282-365-447-774-664-1178-153-286-195-612-313-914-114-289-359-518-448-822l-145-237 52-284 176-62z">
          <text:p/>
        </draw:path>
        <draw:custom-shape draw:style-name="gr3" draw:text-style-name="P3" draw:layer="layout" svg:width="12.446cm" svg:height="0.508cm" svg:x="4.429cm" svg:y="6.334cm">
          <text:p/>
          <draw:enhanced-geometry svg:viewBox="0 0 21600 21600" draw:type="rectangle" draw:enhanced-path="M 0 0 L 21600 0 21600 21600 0 21600 0 0 Z N"/>
        </draw:custom-shape>
        <draw:frame draw:style-name="gr4" draw:text-style-name="P11" draw:layer="layout" svg:width="2.407cm" svg:height="0.962cm" svg:x="9.509cm" svg:y="2.524cm">
          <draw:text-box>
            <text:p><text:span text:style-name="T5">Alelos</text:span></text:p>
          </draw:text-box>
        </draw:frame>
        <draw:line draw:style-name="gr5" draw:text-style-name="P5" draw:layer="layout" svg:x1="10.144cm" svg:y1="3.54cm" svg:x2="9.001cm" svg:y2="6.461cm">
          <text:p/>
        </draw:line>
        <draw:line draw:style-name="gr6" draw:text-style-name="P6" draw:layer="layout" svg:x1="11.033cm" svg:y1="3.54cm" svg:x2="12.938cm" svg:y2="6.461cm">
          <text:p/>
        </draw:line>
        <draw:frame draw:style-name="gr2" draw:text-style-name="P2" draw:layer="layout" svg:width="7.212cm" svg:height="0.962cm" svg:x="7.631cm" svg:y="20.05cm">
          <draw:text-box>
            <text:p><text:span text:style-name="T1">Cromossomo diplóide</text:span></text:p>
          </draw:text-box>
        </draw:frame>
      </draw:page>
      <draw:page draw:name="page5" draw:style-name="dp1" draw:master-page-name="Default">
        <draw:path draw:style-name="gr1" draw:text-style-name="P1" draw:layer="layout" svg:width="17.389cm" svg:height="15.572cm" draw:transform="rotate (2.215870018332) translate (10.3410742043433cm 22.6695135280488cm)" svg:viewBox="0 0 17390 15573" svg:d="M9422 7633c474-145 937-5 1405 23 354 21 670 212 974 378 312 171 671 157 997 266 327 109 654 228 985 320 319 89 654 169 986 64 327-103 705-56 997-251 334-223 640-500 879-825 248-338 529-666 699-1057 144-331-64-720-417-863-324-131-629-261-955-363-327-102-670-156-996-265-517-172-1041 56-1549 127-475 67-881 334-1307 535-437 207-813 499-1199 777-285 206-581 388-904 515-217 86-817 319-826-233-5-346-283-632-323-987-56-482-436-833-587-1281-145-431-194-915-493-1276-237-286-282-661-381-997-137-470-102-1044-472-1390-293-273-189-930-691-842-327 58-629 250-894 458-377 297-894 499-1101 949-130 282-158 579 4 939 198 440 421 770 627 1183 157 313 308 613 531 884 208 252 403 518 624 759 251 276 608 429 840 730 202 262 511 370 763 574 213 173 478 291 644 517 170 232 757 569-124 681-502 65-940-87-1394-208-408-110-793-304-1202-420-508-143-960-430-1409-704-265-162-493-400-789-497-963-316-1765-948-2739-1254-682-214-147 470-414 722-259 244-270 736-85 1100 162 320 433 489 624 760 215 305 426 621 695 878 237 227 520 393 831 528 307 133 608 292 934 347 319 54 613 186 944 162 345-24 706 0 1033-127 341-132 698-11 1043-55 405-52 798-146 1203-226 333-65 801-643 1079-189 337 550 24 1170-85 1745-82 427-249 836-337 1264-90 435 164 826 230 1240 80 505 413 921 736 1296 288 334 566 667 892 963 301 273 700 420 1082 491 367 69 922 193 1116-194 230-455 49-1013 44-1518-5-544-229-1054-487-1498-242-415-520-814-815-1194-282-365-447-774-664-1178-153-286-195-612-313-914-114-289-359-518-448-822l-145-237 52-284 176-62z">
          <text:p/>
        </draw:path>
        <draw:custom-shape draw:style-name="gr11" draw:text-style-name="P3" draw:layer="layout" svg:width="2.032cm" svg:height="3.556cm" svg:x="10.652cm" svg:y="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7.112cm" svg:height="16.002cm" svg:x="11.668cm" svg:y="3.667cm">
          <text:p/>
          <draw:enhanced-geometry svg:viewBox="0 0 21600 21600" draw:type="rectangle" draw:enhanced-path="M 0 0 L 21600 0 21600 21600 0 21600 0 0 Z N"/>
        </draw:custom-shape>
        <draw:frame draw:style-name="gr13" draw:text-style-name="P12" draw:layer="layout" svg:width="7.385cm" svg:height="0.962cm" svg:x="7.731cm" svg:y="19.034cm">
          <draw:text-box>
            <text:p><text:span text:style-name="T6">Cromossomo haplóide</text:span></text:p>
          </draw:text-box>
        </draw:frame>
      </draw:page>
      <draw:page draw:name="page6" draw:style-name="dp1" draw:master-page-name="Default">
        <draw:custom-shape draw:style-name="gr14" draw:text-style-name="P13" draw:layer="layout" svg:width="3.429cm" svg:height="16.891cm" svg:x="6.588cm" svg:y="6.334cm">
          <text:p/>
          <draw:enhanced-geometry svg:viewBox="0 0 21600 21600" draw:type="rectangle" draw:enhanced-path="M 0 0 L 21600 0 21600 21600 0 21600 0 0 Z N"/>
        </draw:custom-shape>
        <draw:custom-shape draw:style-name="gr15" draw:text-style-name="P13" draw:layer="layout" svg:width="3.429cm" svg:height="3.175cm" svg:x="6.588cm" svg:y="4.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3.429cm" svg:height="3.175cm" svg:x="6.588cm" svg:y="2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3.429cm" svg:height="16.891cm" svg:x="11.288cm" svg:y="6.334cm">
          <text:p/>
          <draw:enhanced-geometry svg:viewBox="0 0 21600 21600" draw:type="rectangle" draw:enhanced-path="M 0 0 L 21600 0 21600 21600 0 21600 0 0 Z N"/>
        </draw:custom-shape>
        <draw:custom-shape draw:style-name="gr15" draw:text-style-name="P13" draw:layer="layout" svg:width="3.429cm" svg:height="3.175cm" svg:x="11.288cm" svg:y="4.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3.429cm" svg:height="3.175cm" svg:x="11.288cm" svg:y="2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10.287cm" svg:height="3.302cm" svg:x="5.472cm" svg:y="12.30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7" draw:text-style-name="P16" draw:layer="layout" svg:width="2.551cm" svg:height="1.673cm" svg:x="1.508cm" svg:y="13.192cm">
          <draw:text-box>
            <text:p><text:span text:style-name="T3">Locus</text:span></text:p>
            <text:p text:style-name="P15"><text:span text:style-name="T7">gênico</text:span></text:p>
          </draw:text-box>
        </draw:frame>
        <draw:line draw:style-name="gr18" draw:text-style-name="P7" draw:layer="layout" svg:x1="4.048cm" svg:y1="13.954cm" svg:x2="5.318cm" svg:y2="13.953cm">
          <text:p/>
        </draw:line>
        <draw:custom-shape draw:style-name="gr19" draw:text-style-name="P17" draw:layer="layout" svg:width="3.429cm" svg:height="1.143cm" svg:x="6.588cm" svg:y="13.319cm">
          <text:p/>
          <draw:enhanced-geometry svg:viewBox="0 0 21600 21600" draw:type="rectangle" draw:enhanced-path="M 0 0 L 21600 0 21600 21600 0 21600 0 0 Z N"/>
        </draw:custom-shape>
        <draw:custom-shape draw:style-name="gr20" draw:text-style-name="P18" draw:layer="layout" svg:width="3.428cm" svg:height="1.143cm" svg:x="11.288cm" svg:y="13.319cm">
          <text:p/>
          <draw:enhanced-geometry svg:viewBox="0 0 21600 21600" draw:type="rectangle" draw:enhanced-path="M 0 0 L 21600 0 21600 21600 0 21600 0 0 Z N"/>
        </draw:custom-shape>
        <draw:frame draw:style-name="gr21" draw:text-style-name="P4" draw:layer="layout" svg:width="4.947cm" svg:height="0.962cm" svg:x="14.976cm" svg:y="8.366cm">
          <draw:text-box>
            <text:p><text:span text:style-name="T2">Alelos (G</text:span><text:span text:style-name="T8">ê</text:span><text:span text:style-name="T2">nes)</text:span></text:p>
          </draw:text-box>
        </draw:frame>
        <draw:line draw:style-name="gr22" draw:text-style-name="P5" draw:layer="layout" svg:x1="14.97cm" svg:y1="8.874cm" svg:x2="9.509cm" svg:y2="13.192cm">
          <text:p/>
        </draw:line>
        <draw:line draw:style-name="gr23" draw:text-style-name="P19" draw:layer="layout" svg:x1="16.371cm" svg:y1="9.374cm" svg:x2="13.065cm" svg:y2="13.065cm">
          <text:p/>
        </draw:line>
        <draw:frame draw:style-name="gr24" draw:text-style-name="P20" draw:layer="layout" svg:width="7.847cm" svg:height="0.962cm" svg:x="6.742cm" svg:y="25.13cm">
          <draw:text-box>
            <text:p><text:span text:style-name="T9">Cromossomo homólogo</text:span></text:p>
          </draw:text-box>
        </draw:frame>
      </draw:page>
      <draw:page draw:name="page7" draw:style-name="dp1" draw:master-page-name="Default">
        <draw:frame draw:style-name="standard" draw:layer="layout" svg:width="5.722cm" svg:height="3.998cm" svg:x="7.209cm" svg:y="7.466cm">
          <table:table table:template-name="default" table:use-first-row-styles="true" table:use-banding-rows-styles="true">
            <table:table-column table:style-name="co1"/>
            <table:table-column table:style-name="co2"/>
            <table:table-row table:style-name="ro1" table:default-cell-style-name="ce1">
              <table:table-cell>
                <text:p text:style-name="P21">AA</text:p>
              </table:table-cell>
              <table:table-cell>
                <text:p text:style-name="P21">Aa</text:p>
              </table:table-cell>
            </table:table-row>
            <table:table-row table:style-name="ro2" table:default-cell-style-name="ce1">
              <table:table-cell>
                <text:p text:style-name="P21">Aa</text:p>
              </table:table-cell>
              <table:table-cell>
                <text:p text:style-name="P21">aa</text:p>
              </table:table-cell>
            </table:table-row>
          </table:table>
          <draw:image xlink:href="Pictures/TablePreview1.svm" xlink:type="simple" xlink:show="embed" xlink:actuate="onLoad"/>
        </draw:frame>
        <draw:frame draw:style-name="gr10" draw:text-style-name="P23" draw:layer="layout" svg:width="9.142cm" svg:height="1.276cm" svg:x="5.318cm" svg:y="4.55cm">
          <draw:text-box>
            <text:p text:style-name="P22"><text:span text:style-name="T10">Cruzamento: Aa x Aa</text:span></text:p>
          </draw:text-box>
        </draw:frame>
        <draw:frame draw:style-name="gr25" draw:text-style-name="P25" draw:layer="layout" svg:width="1.116cm" svg:height="1.403cm" svg:x="8.166cm" svg:y="6.08cm">
          <draw:text-box>
            <text:p text:style-name="P24"><text:span text:style-name="T11">A</text:span></text:p>
          </draw:text-box>
        </draw:frame>
        <draw:frame draw:style-name="gr25" draw:text-style-name="P25" draw:layer="layout" svg:width="0.878cm" svg:height="1.403cm" svg:x="10.971cm" svg:y="6.081cm">
          <draw:text-box>
            <text:p text:style-name="P24"><text:span text:style-name="T11">a</text:span></text:p>
          </draw:text-box>
        </draw:frame>
        <draw:frame draw:style-name="gr25" draw:text-style-name="P25" draw:layer="layout" svg:width="1.116cm" svg:height="1.403cm" svg:x="5.866cm" svg:y="7.781cm">
          <draw:text-box>
            <text:p text:style-name="P24"><text:span text:style-name="T11">A</text:span></text:p>
          </draw:text-box>
        </draw:frame>
        <draw:frame draw:style-name="gr25" draw:text-style-name="P25" draw:layer="layout" svg:width="1.116cm" svg:height="1.403cm" svg:x="5.866cm" svg:y="9.782cm">
          <draw:text-box>
            <text:p text:style-name="P24"><text:span text:style-name="T11">a</text:span></text:p>
          </draw:text-box>
        </draw:frame>
      </draw:page>
      <draw:page draw:name="page8" draw:style-name="dp1" draw:master-page-name="Default">
        <draw:line draw:style-name="gr26" draw:text-style-name="P5" draw:layer="layout" svg:x1="5.826cm" svg:y1="6.207cm" svg:x2="5.826cm" svg:y2="15.859cm">
          <text:p/>
        </draw:line>
        <draw:line draw:style-name="gr26" draw:text-style-name="P5" draw:layer="controls" svg:x1="14.969cm" svg:y1="15.848cm" svg:x2="5.826cm" svg:y2="15.859cm">
          <text:p/>
        </draw:line>
        <draw:connector draw:style-name="gr27" draw:text-style-name="P5" draw:layer="controls" draw:type="lines" svg:x1="5.953cm" svg:y1="15.605cm" svg:x2="7.941cm" svg:y2="9.062cm" svg:d="M5953 15605l1988-6543" svg:viewBox="0 0 1989 6544">
          <text:p/>
        </draw:connector>
        <draw:ellipse draw:style-name="gr28" draw:text-style-name="P26" draw:layer="controls" svg:width="4.666cm" svg:height="6.226cm" svg:x="7.84cm" svg:y="6.842cm" draw:kind="arc" draw:start-angle="22.41" draw:end-angle="159.68">
          <text:p/>
        </draw:ellipse>
        <draw:connector draw:style-name="gr27" draw:text-style-name="P5" draw:layer="controls" draw:type="lines" svg:x1="14.843cm" svg:y1="15.485cm" svg:x2="12.385cm" svg:y2="8.932cm" svg:d="M14843 15485l-2458-6553" svg:viewBox="0 0 2459 6554">
          <text:p/>
        </draw:connector>
        <draw:line draw:style-name="gr27" draw:text-style-name="P5" draw:layer="controls" svg:x1="7.858cm" svg:y1="9.355cm" svg:x2="7.985cm" svg:y2="8.874cm">
          <text:p/>
        </draw:line>
        <draw:line draw:style-name="gr27" draw:text-style-name="P5" draw:layer="controls" svg:x1="12.457cm" svg:y1="9.128cm" svg:x2="12.176cm" svg:y2="8.366cm">
          <text:p/>
        </draw:line>
        <draw:frame draw:style-name="gr29" draw:text-style-name="P28" draw:layer="controls" svg:width="2.373cm" svg:height="0.962cm" svg:x="9.001cm" svg:y="5.699cm">
          <draw:text-box>
            <text:p text:style-name="P27"><text:span text:style-name="T12">médio</text:span></text:p>
          </draw:text-box>
        </draw:frame>
        <draw:frame draw:style-name="gr30" draw:text-style-name="P30" draw:layer="controls" svg:width="1.632cm" svg:height="0.962cm" svg:x="12.811cm" svg:y="14.516cm">
          <draw:text-box>
            <text:p text:style-name="P29"><text:span text:style-name="T13">alto</text:span></text:p>
          </draw:text-box>
        </draw:frame>
        <draw:frame draw:style-name="gr29" draw:text-style-name="P32" draw:layer="controls" svg:width="2.161cm" svg:height="0.962cm" svg:x="6.12cm" svg:y="14.643cm">
          <draw:text-box>
            <text:p text:style-name="P31"><text:span text:style-name="T14">baixo</text:span></text:p>
          </draw:text-box>
        </draw:frame>
        <draw:frame draw:style-name="gr31" draw:text-style-name="P33" draw:layer="measurelines" svg:width="0.502cm" svg:height="0.962cm" svg:x="8.493cm" svg:y="16.367cm">
          <draw:text-box>
            <text:p/>
          </draw:text-box>
        </draw:frame>
        <draw:frame draw:style-name="gr32" draw:text-style-name="P35" draw:layer="measurelines" svg:width="8.461cm" svg:height="0.963cm" svg:x="6.207cm" svg:y="15.912cm">
          <draw:text-box>
            <text:p text:style-name="P34"><text:span text:style-name="T15">Nível quantitativo de expressão gênica</text:span></text:p>
          </draw:text-box>
        </draw:frame>
        <draw:custom-shape draw:name="TextBox 4" draw:style-name="gr33" draw:text-style-name="P37" draw:layer="measurelines" svg:width="6.395cm" svg:height="1.361cm" draw:transform="rotate (1.5707963267949) translate (4.175cm 14.125cm)">
          <text:p text:style-name="P36"><text:span text:style-name="T16">Fração relativa da população</text:span></text:p>
          <text:p text:style-name="P36"><text:span text:style-name="T16">em cada nível de expressão</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mily-generic="swiss"/>
    <style:font-face style:name="Arial-BoldMT" svg:font-family="Arial-BoldMT"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BoldMT1" svg:font-family="Arial-BoldMT" style:font-family-generic="swiss" style:font-pitch="variable"/>
    <style:font-face style:name="Liberation Sans" svg:font-family="'Liberation Sans'"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8-04T14:40:42.537501358</meta:creation-date>
    <dc:date>2020-08-04T17:19:30.024619145</dc:date>
    <meta:editing-duration>PT35M16S</meta:editing-duration>
    <meta:editing-cycles>4</meta:editing-cycles>
    <meta:generator>LibreOffice/6.4.5.2$MacOSX_X86_64 LibreOffice_project/a726b36747cf2001e06b58ad5db1aa3a9a1872d6</meta:generator>
    <meta:document-statistic meta:object-count="72"/>
  </office:meta>
</office:document-meta>
</file>